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  <style:text-properties fo:font-size="28.3999996185303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 text:style-name="P5">This semester’s projects</text:p>
                <text:list>
                  <text:list-item>
                    <text:p>IAV 1: Traffic data aggregation and visualization</text:p>
                  </text:list-item>
                  <text:list-item>
                    <text:p>IAV 2: Computer vision for sights</text:p>
                  </text:list-item>
                  <text:list-item>
                    <text:p>Kinvolk: BPF superp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7" draw:layer="layout" svg:width="27cm" svg:height="11.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organization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organization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9" draw:text-style-name="P11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3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20M59S</meta:editing-duration>
    <meta:editing-cycles>13</meta:editing-cycles>
    <meta:generator>LibreOffice/6.0.7.3$Linux_X86_64 LibreOffice_project/00m0$Build-3</meta:generator>
    <dc:date>2020-11-01T17:21:57.977967808</dc:date>
    <meta:document-statistic meta:object-count="90"/>
  </office:meta>
</office:document-meta>
</file>